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mageCapture/dialog-lb.xml"/>
  <manifest:file-entry manifest:media-type="" manifest:full-path="Dialogs/ImageCapture/"/>
  <manifest:file-entry manifest:media-type="" manifest:full-path="Dialog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ImageCapture/Main.xml"/>
  <manifest:file-entry manifest:media-type="text/xml" manifest:full-path="Basic/ImageCapture/script-lb.xml"/>
  <manifest:file-entry manifest:media-type="" manifest:full-path="Basic/ImageCapture/"/>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PasteboardSynchronize(pb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24T00:04:51</meta:creation-date>
    <dc:date>2007-12-24T00:39:56</dc:date>
    <dc:language>en-US</dc:language>
    <meta:editing-cycles>3</meta:editing-cycles>
    <meta:editing-duration>PT16M24S</meta:editing-duration>
    <meta:user-defined meta:name="Info 1"/>
    <meta:user-defined meta:name="Info 2"/>
    <meta:user-defined meta:name="Info 3"/>
    <meta:user-defined meta:name="Info 4"/>
    <meta:document-statistic meta:table-count="0" meta:image-count="0" meta:object-count="0" meta:page-count="1" meta:paragraph-count="1" meta:word-count="2" meta:character-count="33"/>
  </office:meta>
</office:document-meta>
</file>

<file path=Basic/ImageCapture/Main.xml><?xml version="1.0" encoding="utf-8"?>
<!DOCTYPE module  PUBLIC '-//OpenOffice.org//DTD OfficeDocument 1.0//EN'  'module.dtd'>
<script:module xmlns:script="http://openoffice.org/2000/script" script:name="Main" script:language="StarBasic">REM  *****  BASIC  *****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REM  StarBasic driver code for ImageCapture library.

Sub Main
	Dim t as Object
	
	t = CreateUnoService("org.neooffice.ImageCapture")
	
	If IsNull(t) Then
		MsgBox "Unable to create Image Capture service!"
		Exit Sub
	End If
	
	If t.hasImageCapture() Then
		If t.captureImageToClipboard() Then
			' we have an image on the clipboard.  Issue a Paste
			' to put it into the present document
			
			If Not( IsNull(StarDesktop.CurrentComponent) ) Then
				dim document   as object
				dim dispatcher as object

				document   = StarDesktop.CurrentComponent.CurrentController.Frame
				dispatcher = createUnoService("com.sun.star.frame.DispatchHelper")
				
				dispatcher.executeDispatch(document, ".uno:Paste", "", 0, Array())
			End If
		End If
	End If
End Sub
</script:module>
</file>

<file path=Basic/ImageCapture/script-lb.xml><?xml version="1.0" encoding="utf-8"?>
<!DOCTYPE library  PUBLIC '-//OpenOffice.org//DTD OfficeDocument 1.0//EN'  'library.dtd'>
<library:library xmlns:library="http://openoffice.org/2000/library" library:name="ImageCapture" library:readonly="false" library:passwordprotected="false">
  <library:element library:name="Main"/>
</library:library>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

<file path=Dialogs/ImageCapture/dialog-lb.xml><?xml version="1.0" encoding="utf-8"?>
<!DOCTYPE library  PUBLIC '-//OpenOffice.org//DTD OfficeDocument 1.0//EN'  'library.dtd'>
<library:library xmlns:library="http://openoffice.org/2000/library" library:name="ImageCaptu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